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1f7ea" officeooo:paragraph-rsid="0011f7ea"/>
    </style:style>
    <style:style style:name="P2" style:family="paragraph" style:parent-style-name="Preformatted_20_Text">
      <style:text-properties officeooo:rsid="0011f7ea" officeooo:paragraph-rsid="0013fce0"/>
    </style:style>
    <style:style style:name="P3" style:family="paragraph" style:parent-style-name="Preformatted_20_Text">
      <style:text-properties officeooo:rsid="001321d7" officeooo:paragraph-rsid="0013e40b"/>
    </style:style>
    <style:style style:name="P4" style:family="paragraph" style:parent-style-name="Preformatted_20_Text">
      <style:text-properties officeooo:rsid="00156f97" officeooo:paragraph-rsid="00156f97"/>
    </style:style>
    <style:style style:name="T1" style:family="text">
      <style:text-properties officeooo:rsid="00156f97"/>
    </style:style>
    <style:style style:name="T2" style:family="text">
      <style:text-properties style:text-underline-style="solid" style:text-underline-type="double" style:text-underline-width="auto" style:text-underline-color="font-color"/>
    </style:style>
    <style:style style:name="T3" style:family="text">
      <style:text-properties officeooo:rsid="0016776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Layer <text:s/>: Web page serving</text:p>
      <text:p text:style-name="P1">Transport Layer <text:s text:c="3"/>: Reliable bytestream delivery to applications</text:p>
      <text:p text:style-name="P1">Network Layer <text:s text:c="5"/>: Deliver datagrams across multiple connected links</text:p>
      <text:p text:style-name="P1">Link Layer <text:s text:c="8"/>: Operates between directly connected links</text:p>
      <text:p text:style-name="P1">Physical Layer <text:s text:c="4"/>: Primarily Characterized by electrical or optical signaling techniques</text:p>
      <text:p text:style-name="P1"/>
      <text:p text:style-name="P1">TCP three-way-handshake</text:p>
      <text:p text:style-name="P1">1st packet: Sending Host: A <text:s/>[SYN] <text:s text:c="5"/>seq = 0</text:p>
      <text:p text:style-name="P1">2nd packet: Sending Host: B <text:s/>[SYN, ACK] seq = 0 ack = 1</text:p>
      <text:p text:style-name="P1">3rd packet: Sending Host: A <text:s/>[ACK] <text:s text:c="5"/>seq = 1 ack = 1 (this message could have payload)</text:p>
      <text:p text:style-name="P1">Explanation: Syn bit set means to synchronyse sequence numbers</text:p>
      <text:p text:style-name="P1">Ack bit set means its acknowloging a message that was recieved.</text:p>
      <text:p text:style-name="P1">min(cwnd, rcwd) - bits currently in transit = bytes a sender can still send over the link.</text:p>
      <text:p text:style-name="P1">min(cwnd, rcwd) - (highestSeq#SentSoFar - largestAckRecievedSoFar) = bytes that can still be sent.</text:p>
      <text:p text:style-name="P1"/>
      <text:p text:style-name="P1">IP Network Addressing</text:p>
      <text:p text:style-name="P1">netmask: 1 bits are reserved, 0 bits indicate available bits for the subnet to assign hosts with. <text:s/>For example: 11111111.11111111.11111111.00000000 or 255.255.255.0 <text:s/>means that there are 8 bits available to represent different hosts. In this example they can represent 255 unique addresses.</text:p>
      <text:p text:style-name="P1">Broadcast address: make all host bits 1's. in this example it would be 255.255.255.255 (If one of the fields was originally a smaller number, say 248, and we only had 1 host bit to manipulate. then the broadcast for that byte would be 249 i.e 255.255.255.249)</text:p>
      <text:p text:style-name="P1"/>
      <text:p text:style-name="P1">bandwidth = bits/sec | round trip = there and back | packet size, can be MSS for window sizes. </text:p>
      <text:p text:style-name="P1">one packet = one window.</text:p>
      <text:p text:style-name="P1">Bandwidth delay product = RTT * Bandwidth = bits... divde by packet size to get window size</text:p>
      <text:p text:style-name="P1"/>
      <text:p text:style-name="P1">CSMA/CD : Carier sense multiple access collision avoidence. </text:p>
      <text:p text:style-name="P1">RTS: request to send </text:p>
      <text:p text:style-name="P1">CTS: clear to send</text:p>
      <text:p text:style-name="P1"/>
      <text:p text:style-name="P1">CSMA/CD Process on 802.11 wireless:</text:p>
      <text:p text:style-name="P1">1. If channel sensed Idle, transmitts frame after short period of time known as the Distributed Inter-frame Space. </text:p>
      <text:p text:style-name="P1">2. Otherwise random backoff time is chosen (binary exponential backoff) which only decreases while there is a idle channel. <text:s/>Timer remains frozen during a busy channel.</text:p>
      <text:p text:style-name="P1">3. When the timer reaches zero, station transmitts entire frame and waits for ack.</text:p>
      <text:p text:style-name="P1">4. If ack recived then it goes to step two. <text:s/>If no ack then step two is repeated with a larger backoff.</text:p>
      <text:p text:style-name="P1"/>
      <text:p text:style-name="P1">Security</text:p>
      <text:p text:style-name="P1">Message Authentication code: (m, H(m+s)) = m appended with H(m+s)</text:p>
      <text:p text:style-name="P1">m = message, s = shared secret, H() is hashing function</text:p>
      <text:p text:style-name="P1"><text:s text:c="2"/>- only ensures message was not tampered with since the reciver can rehash message m with the shared secret and compare it to the appended part of the message to ensure that they are the same.</text:p>
      <text:p text:style-name="P1"/>
      <text:p text:style-name="P1">Symetric key encryption: one shared key. <text:span text:style-name="T3">A drawback since somehow both parties must share the secret.</text:span></text:p>
      <text:p text:style-name="P1">public key <text:span text:style-name="T1">cryptography: public key encrypts, private key decrypts.</text:span> </text:p>
      <text:p text:style-name="P1"><text:soft-page-break/></text:p>
      <text:p text:style-name="P1">RSA</text:p>
      <text:p text:style-name="P1">(p, q are relatively prime numbers that multiply to produce n)</text:p>
      <text:p text:style-name="P1">z is the totient ((p-1)(q-1))</text:p>
      <text:p text:style-name="P1">public key (n, e) | private key (d)</text:p>
      <text:p text:style-name="P1">d*e mod z = 1 (Required)</text:p>
      <text:p text:style-name="P1">c^d mod n = m | m^e mod n = c</text:p>
      <text:p text:style-name="P1">m = message as number such that 0 &lt;= m &lt; n . c = cipherText</text:p>
      <text:p text:style-name="P1">also m and n are coprime. gcd(m,n) = 1</text:p>
      <text:p text:style-name="P1"/>
      <text:p text:style-name="P1">Qualities of cryptographic hash functions.</text:p>
      <text:p text:style-name="P4">- it is deterministic so the same input message always results in the same hash</text:p>
      <text:p text:style-name="P4">- it is quick to compute the hash value for any given message</text:p>
      <text:p text:style-name="P4">- it is infeasible to generate a message from its hash value except by trying all possible messages</text:p>
      <text:p text:style-name="P4">- a small change to a message should change the hash value so extensively that the new hash value appears uncorrelated with the old hash value</text:p>
      <text:p text:style-name="P4">- it is infeasible to find two different messages with the same hash value</text:p>
      <text:p text:style-name="P1"/>
      <text:p text:style-name="P3">public key certificate/ digital certificate/ identity certificate:</text:p>
      <text:p text:style-name="P3">an electronic document used to prove ownership of a public key. </text:p>
      <text:p text:style-name="P3">The certificate includes information about the key, information about its owner's identity, and the digital signature of an entity that has verified the certificate's contents are correct. If the signature is valid, and the person examining the certificate trusts the signer, then they know they can use that key to communicate with its owner.</text:p>
      <text:p text:style-name="P3">Certificates are an important component of Transport Layer Security (TLS, sometimes called by its older name SSL, Secure Sockets Layer), </text:p>
      <text:p text:style-name="P3">prevent an attacker from impersonating a secure website or other server. </text:p>
      <text:p text:style-name="P2">certificate authorities <text:span text:style-name="T1">are the trusted signer..</text:span></text:p>
      <text:p text:style-name="P1"/>
      <text:p text:style-name="P1"/>
      <text:p text:style-name="P1"/>
      <text:p text:style-name="P1">What is <text:s/>exponential moving average?<text:span text:style-name="T1">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2T22:43:39.868705066</dc:date>
    <dc:creator>Conner </dc:creator>
    <meta:editing-duration>PT6M36S</meta:editing-duration>
    <meta:editing-cycles>4</meta:editing-cycles>
    <meta:generator>LibreOffice/5.0.3.2$Linux_X86_64 LibreOffice_project/00m0$Build-2</meta:generator>
    <meta:document-statistic meta:table-count="0" meta:image-count="0" meta:object-count="0" meta:page-count="2" meta:paragraph-count="54" meta:word-count="721" meta:character-count="4267" meta:non-whitespace-character-count="3551"/>
  </office:meta>
</office:document-meta>
</file>